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fo:font-weight="bold" officeooo:rsid="00182f1a" officeooo:paragraph-rsid="00182f1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size="15pt" fo:font-weight="bold" officeooo:rsid="000f5f74" officeooo:paragraph-rsid="000f5f74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5pt" fo:font-weight="bold" officeooo:rsid="00127a75" officeooo:paragraph-rsid="00127a75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269ef" officeooo:paragraph-rsid="001269ef" style:font-size-asian="15pt" style:font-weight-asian="normal" style:font-size-complex="15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27a75" officeooo:paragraph-rsid="00127a75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5pt" fo:font-weight="normal" officeooo:rsid="00127a75" officeooo:paragraph-rsid="00127a75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3b4d4" officeooo:paragraph-rsid="0013b4d4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719e7" officeooo:paragraph-rsid="001719e7" style:font-size-asian="15pt" style:font-weight-asian="normal" style:font-size-complex="15pt" style:font-weight-complex="normal"/>
    </style:style>
    <style:style style:name="P10" style:family="paragraph" style:parent-style-name="Standard" style:list-style-name="L2">
      <style:paragraph-properties fo:line-height="115%" fo:text-align="start" style:justify-single-word="false" style:writing-mode="lr-tb"/>
      <style:text-properties style:font-name="Arial" fo:font-size="15pt" fo:font-weight="normal" officeooo:rsid="00182f1a" officeooo:paragraph-rsid="00182f1a" style:font-size-asian="15pt" style:font-weight-asian="normal" style:font-size-complex="15pt" style:font-weight-complex="normal"/>
    </style:style>
    <style:style style:name="P11" style:family="paragraph" style:parent-style-name="Standard" style:list-style-name="L2">
      <style:paragraph-properties fo:text-align="start" style:justify-single-word="false" style:writing-mode="lr-tb"/>
      <style:text-properties style:font-name="Arial" fo:font-size="15pt" fo:font-weight="normal" officeooo:rsid="00182f1a" officeooo:paragraph-rsid="00182f1a" style:font-size-asian="15pt" style:font-weight-asian="normal" style:font-size-complex="15pt" style:font-weight-complex="normal"/>
    </style:style>
    <style:style style:name="P12" style:family="paragraph" style:parent-style-name="Standard" style:list-style-name="L1">
      <style:paragraph-properties fo:text-align="start" style:justify-single-word="false" style:writing-mode="lr-tb"/>
      <style:text-properties style:font-name="Arial" fo:font-size="15pt" fo:font-weight="normal" officeooo:rsid="00182f1a" officeooo:paragraph-rsid="00182f1a" style:font-size-asian="15pt" style:font-weight-asian="normal" style:font-size-complex="15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cacfe" officeooo:paragraph-rsid="001cacfe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text-align="start" style:justify-single-word="false" style:writing-mode="lr-tb"/>
      <style:text-properties style:font-name="Arial" fo:font-size="15pt" fo:font-weight="normal" officeooo:rsid="001cacfe" officeooo:paragraph-rsid="001cacfe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1f5189" officeooo:paragraph-rsid="001f5189" style:font-size-asian="15pt" style:font-weight-asian="normal" style:font-size-complex="15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20350d" officeooo:paragraph-rsid="0020350d" style:font-size-asian="15pt" style:font-weight-asian="normal" style:font-size-complex="15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23de89" officeooo:paragraph-rsid="0023de89" style:font-size-asian="15pt" style:font-weight-asian="normal" style:font-size-complex="15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269ef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27a75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23de89"/>
    </style:style>
    <style:style style:name="P21" style:family="paragraph" style:parent-style-name="Standard" style:list-style-name="L1">
      <style:paragraph-properties fo:text-align="start" style:justify-single-word="false" style:writing-mode="lr-tb"/>
      <style:text-properties officeooo:paragraph-rsid="0023de89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2b6e5c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269ef" officeooo:paragraph-rsid="001269ef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27a75" officeooo:paragraph-rsid="00127a75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3b4d4" officeooo:paragraph-rsid="0013b4d4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719e7" officeooo:paragraph-rsid="001719e7"/>
    </style:style>
    <style:style style:name="P27" style:family="paragraph" style:parent-style-name="Standard" style:list-style-name="L1">
      <style:paragraph-properties fo:text-align="start" style:justify-single-word="false" style:writing-mode="lr-tb"/>
      <style:text-properties officeooo:rsid="00182f1a" officeooo:paragraph-rsid="00182f1a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2656ba" officeooo:paragraph-rsid="002656ba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5pt" officeooo:rsid="002656ba" officeooo:paragraph-rsid="002656ba" style:font-size-asian="15pt" style:font-size-complex="15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5pt" officeooo:rsid="00272f7f" officeooo:paragraph-rsid="00272f7f" style:font-size-asian="15pt" style:font-size-complex="15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5pt" officeooo:rsid="0028649d" officeooo:paragraph-rsid="0028649d" style:font-size-asian="15pt" style:font-size-complex="15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5pt" officeooo:rsid="0029ccf7" officeooo:paragraph-rsid="0029ccf7" style:font-size-asian="15pt" style:font-size-complex="15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5pt" officeooo:rsid="0029ccf7" officeooo:paragraph-rsid="0029ccf7" style:font-size-asian="15pt" style:font-size-complex="15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5pt" officeooo:rsid="00272f7f" officeooo:paragraph-rsid="00272f7f" style:font-size-asian="15pt" style:font-size-complex="15pt"/>
    </style:style>
    <style:style style:name="P35" style:family="paragraph" style:parent-style-name="Standard">
      <style:paragraph-properties fo:text-align="start" style:justify-single-word="false"/>
      <style:text-properties fo:font-size="15pt" fo:font-weight="normal" officeooo:rsid="002beac7" officeooo:paragraph-rsid="002beac7" style:font-size-asian="13.1000003814697pt" style:font-weight-asian="normal" style:font-size-complex="15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29ccf7" officeooo:paragraph-rsid="0029ccf7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2a6147" officeooo:paragraph-rsid="002a6147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2b6e5c" officeooo:paragraph-rsid="002b6e5c"/>
    </style:style>
    <style:style style:name="P39" style:family="paragraph" style:parent-style-name="Standard">
      <style:paragraph-properties fo:text-align="start" style:justify-single-word="false"/>
      <style:text-properties officeooo:rsid="002b6e5c" officeooo:paragraph-rsid="002b6e5c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2beac7" officeooo:paragraph-rsid="002beac7"/>
    </style:style>
    <style:style style:name="P41" style:family="paragraph" style:parent-style-name="Standard">
      <style:paragraph-properties fo:text-align="start" style:justify-single-word="false"/>
      <style:text-properties officeooo:rsid="002beac7" officeooo:paragraph-rsid="002bea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5pt" fo:font-weight="normal" style:font-size-asian="15pt" style:font-weight-asian="normal" style:font-size-complex="15pt" style:font-weight-complex="normal"/>
    </style:style>
    <style:style style:name="T3" style:family="text">
      <style:text-properties style:font-name="Arial" fo:font-size="15pt" fo:font-weight="normal" officeooo:rsid="000f5f74" style:font-size-asian="15pt" style:font-weight-asian="normal" style:font-size-complex="15pt" style:font-weight-complex="normal"/>
    </style:style>
    <style:style style:name="T4" style:family="text">
      <style:text-properties style:font-name="Arial" fo:font-size="15pt" fo:font-weight="normal" officeooo:rsid="001269ef" style:font-size-asian="15pt" style:font-weight-asian="normal" style:font-size-complex="15pt" style:font-weight-complex="normal"/>
    </style:style>
    <style:style style:name="T5" style:family="text">
      <style:text-properties style:font-name="Arial" fo:font-size="15pt" fo:font-weight="normal" officeooo:rsid="00127a75" style:font-size-asian="15pt" style:font-weight-asian="normal" style:font-size-complex="15pt" style:font-weight-complex="normal"/>
    </style:style>
    <style:style style:name="T6" style:family="text">
      <style:text-properties style:font-name="Arial" fo:font-size="15pt" fo:font-weight="normal" officeooo:rsid="00159d22" style:font-size-asian="15pt" style:font-weight-asian="normal" style:font-size-complex="15pt" style:font-weight-complex="normal"/>
    </style:style>
    <style:style style:name="T7" style:family="text">
      <style:text-properties style:font-name="Arial" fo:font-size="15pt" fo:font-weight="normal" officeooo:rsid="001cd058" style:font-size-asian="15pt" style:font-weight-asian="normal" style:font-size-complex="15pt" style:font-weight-complex="normal"/>
    </style:style>
    <style:style style:name="T8" style:family="text">
      <style:text-properties style:font-name="Arial" fo:font-size="15pt" fo:font-weight="normal" officeooo:rsid="0023de89" style:font-size-asian="15pt" style:font-weight-asian="normal" style:font-size-complex="15pt" style:font-weight-complex="normal"/>
    </style:style>
    <style:style style:name="T9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10" style:family="text">
      <style:text-properties style:font-name="Arial" fo:font-size="15pt" fo:font-weight="bold" officeooo:rsid="00127a75" style:font-size-asian="15pt" style:font-weight-asian="bold" style:font-size-complex="15pt" style:font-weight-complex="bold"/>
    </style:style>
    <style:style style:name="T11" style:family="text">
      <style:text-properties style:font-name="Arial" fo:font-size="15pt" fo:font-weight="bold" officeooo:rsid="0023de89" style:font-size-asian="15pt" style:font-weight-asian="bold" style:font-size-complex="15pt" style:font-weight-complex="bold"/>
    </style:style>
    <style:style style:name="T12" style:family="text">
      <style:text-properties officeooo:rsid="0023de89"/>
    </style:style>
    <style:style style:name="T13" style:family="text">
      <style:text-properties style:font-name="Arial"/>
    </style:style>
    <style:style style:name="T14" style:family="text">
      <style:text-properties style:font-name="Arial" fo:font-size="15pt" style:font-size-asian="15pt" style:font-size-complex="15pt"/>
    </style:style>
    <style:style style:name="T15" style:family="text">
      <style:text-properties style:font-name="Arial" fo:font-size="15pt" officeooo:rsid="002b6e5c" style:font-size-asian="15pt" style:font-size-complex="15pt"/>
    </style:style>
    <style:style style:name="T16" style:family="text">
      <style:text-properties style:font-name="Arial" fo:font-size="20pt" style:font-size-asian="20pt" style:font-size-complex="20pt"/>
    </style:style>
    <style:style style:name="T17" style:family="text">
      <style:text-properties style:font-name="Arial" fo:font-size="20pt" fo:font-weight="bold" style:font-size-asian="20pt" style:font-weight-asian="bold" style:font-size-complex="2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Nouns</text:span></text:p>
      <text:p text:style-name="P2"/>
      <text:list xml:id="list3915074818" text:style-name="L1">
        <text:list-item>
          <text:p text:style-name="P3">Singular Nouns</text:p>
          <text:list>
            <text:list-item>
              <text:p text:style-name="P18"><text:span text:style-name="T3">Nouns can be plural </text:span><text:span text:style-name="T4">or </text:span><text:span text:style-name="T3">singular. </text:span></text:p>
              <text:list>
                <text:list-item>
                  <text:p text:style-name="P18"><text:span text:style-name="T5">a</text:span><text:span text:style-name="T3"> </text:span><text:span text:style-name="T4">cat, cats</text:span></text:p>
                </text:list-item>
                <text:list-item>
                  <text:p text:style-name="P23"><text:span text:style-name="T2">a child, children</text:span></text:p>
                </text:list-item>
              </text:list>
              <text:p text:style-name="P5"/>
            </text:list-item>
            <text:list-item>
              <text:p text:style-name="P18"><text:span text:style-name="T3">When you are talking about one </text:span><text:span text:style-name="T4">thing, </text:span><text:span text:style-name="T3">person, animal, </text:span><text:span text:style-name="T4">a </text:span><text:span text:style-name="T3">place, use a singular noun.</text:span></text:p>
              <text:list>
                <text:list-item>
                  <text:p text:style-name="P24"><text:span text:style-name="T2">a</text:span><text:span text:style-name="T3"> </text:span><text:span text:style-name="T2">dog</text:span></text:p>
                </text:list-item>
                <text:list-item>
                  <text:p text:style-name="P6">a man</text:p>
                </text:list-item>
                <text:list-item>
                  <text:p text:style-name="P24"><text:span text:style-name="T2">a car</text:span><text:span text:style-name="T7">s</text:span></text:p>
                </text:list-item>
              </text:list>
            </text:list-item>
          </text:list>
        </text:list-item>
      </text:list>
      <text:p text:style-name="P7"/>
      <text:list xml:id="list200545299450260" text:continue-numbering="true" text:style-name="L1">
        <text:list-item>
          <text:list>
            <text:list-item>
              <text:p text:style-name="P19"><text:span text:style-name="T6">We us</text:span><text:span text:style-name="T5">e </text:span><text:span text:style-name="T10">a</text:span><text:span text:style-name="T5"> or </text:span><text:span text:style-name="T10">an</text:span><text:span text:style-name="T5"> before singular nouns.</text:span></text:p>
              <text:list>
                <text:list-item>
                  <text:p text:style-name="P25"><text:span text:style-name="T9">a</text:span><text:span text:style-name="T2"> cat</text:span></text:p>
                </text:list-item>
                <text:list-item>
                  <text:p text:style-name="P25"><text:span text:style-name="T9">an</text:span><text:span text:style-name="T2"> apple</text:span></text:p>
                  <text:p text:style-name="P8"/>
                </text:list-item>
              </text:list>
            </text:list-item>
            <text:list-item>
              <text:p text:style-name="P6">Use an before words beginning with vowels (a, e, i, o, u).</text:p>
              <text:list>
                <text:list-item>
                  <text:p text:style-name="P26"><text:span text:style-name="T5">a</text:span><text:span text:style-name="T2">n orange</text:span></text:p>
                </text:list-item>
                <text:list-item>
                  <text:p text:style-name="P9">an uncle</text:p>
                  <text:p text:style-name="P9"/>
                </text:list-item>
              </text:list>
            </text:list-item>
            <text:list-item>
              <text:p text:style-name="P27"><text:span text:style-name="T2">Use either </text:span><text:span text:style-name="T9">an</text:span><text:span text:style-name="T2"> or </text:span><text:span text:style-name="T9">a</text:span><text:span text:style-name="T2"> :</text:span></text:p>
            </text:list-item>
          </text:list>
        </text:list-item>
      </text:list>
      <text:list xml:id="list3552900326" text:style-name="L2">
        <text:list-item>
          <text:list>
            <text:list-item>
              <text:list>
                <text:list-item>
                  <text:p text:style-name="P10">____ basketball</text:p>
                </text:list-item>
                <text:list-item>
                  <text:p text:style-name="P10">____ horse</text:p>
                </text:list-item>
                <text:list-item>
                  <text:p text:style-name="P10">____ umbrella</text:p>
                </text:list-item>
                <text:list-item>
                  <text:p text:style-name="P10">____ hour</text:p>
                </text:list-item>
                <text:list-item>
                  <text:p text:style-name="P10">____ university</text:p>
                </text:list-item>
                <text:list-item>
                  <text:p text:style-name="P10">____ school </text:p>
                </text:list-item>
                <text:list-item>
                  <text:p text:style-name="P10">____ onion</text:p>
                </text:list-item>
                <text:list-item>
                  <text:p text:style-name="P10">____ aunt</text:p>
                </text:list-item>
                <text:list-item>
                  <text:p text:style-name="P10">____ mobile</text:p>
                </text:list-item>
                <text:list-item>
                  <text:p text:style-name="P10">____ desk</text:p>
                </text:list-item>
                <text:list-item>
                  <text:p text:style-name="P10">____ number</text:p>
                </text:list-item>
                <text:list-item>
                  <text:p text:style-name="P10">____ pen</text:p>
                </text:list-item>
                <text:list-item>
                  <text:p text:style-name="P10">____ honour </text:p>
                  <text:p text:style-name="P11"><text:soft-page-break/></text:p>
                </text:list-item>
              </text:list>
            </text:list-item>
          </text:list>
        </text:list-item>
      </text:list>
      <text:list xml:id="list200545593120568" text:continue-list="list200545299450260" text:style-name="L1">
        <text:list-item>
          <text:list>
            <text:list-header>
              <text:p text:style-name="P12"/>
            </text:list-header>
          </text:list>
        </text:list-item>
        <text:list-item>
          <text:p text:style-name="P4">Plural Nouns</text:p>
          <text:list>
            <text:list-item>
              <text:p text:style-name="P6">When we talk about more than one thing, place, person, animals.. we use plural nouns</text:p>
              <text:list>
                <text:list-item>
                  <text:p text:style-name="P6">stars</text:p>
                </text:list-item>
                <text:list-item>
                  <text:p text:style-name="P6">ship </text:p>
                </text:list-item>
                <text:list-item>
                  <text:p text:style-name="P6">cats</text:p>
                  <text:p text:style-name="P6"/>
                </text:list-item>
              </text:list>
            </text:list-item>
            <text:list-item>
              <text:p text:style-name="P6">Most singular nouns are made by adding (s) at the end.</text:p>
              <text:list>
                <text:list-item>
                  <text:p text:style-name="P13">Ship → <text:s/>ships</text:p>
                </text:list-item>
                <text:list-item>
                  <text:p text:style-name="P13">bird <text:s/>→ <text:s/>birds</text:p>
                </text:list-item>
                <text:list-item>
                  <text:p text:style-name="P13">egg <text:s/>→ eggs</text:p>
                  <text:p text:style-name="P13"/>
                </text:list-item>
              </text:list>
            </text:list-item>
            <text:list-item>
              <text:p text:style-name="P13">Some plural nouns end in -es.</text:p>
              <text:p text:style-name="P13">When the last letters of singular nouns are <text:span text:style-name="T1">ch</text:span>, <text:span text:style-name="T1">sh</text:span>, <text:span text:style-name="T1">s</text:span>, <text:span text:style-name="T1">ss</text:span> or <text:span text:style-name="T1">x</text:span>, you usually add <text:span text:style-name="T1">- es</text:span> to form the plural.</text:p>
              <text:list>
                <text:list-item>
                  <text:p text:style-name="P15">Beach → Beaches</text:p>
                </text:list-item>
                <text:list-item>
                  <text:p text:style-name="P15">box → boxes</text:p>
                </text:list-item>
                <text:list-item>
                  <text:p text:style-name="P15">bush → bushes</text:p>
                </text:list-item>
                <text:list-item>
                  <text:p text:style-name="P15">glass → glasses</text:p>
                  <text:p text:style-name="P15"/>
                </text:list-item>
              </text:list>
            </text:list-item>
            <text:list-item>
              <text:p text:style-name="P16">Some plural nouns end in -ies. Some nouns are made plural by changing y to i, and adding -es.</text:p>
              <text:list>
                <text:list-item>
                  <text:p text:style-name="P16">Baby → babies</text:p>
                </text:list-item>
                <text:list-item>
                  <text:p text:style-name="P16">family → families</text:p>
                </text:list-item>
                <text:list-item>
                  <text:p text:style-name="P16">story → storiess</text:p>
                  <text:p text:style-name="P16"/>
                </text:list-item>
              </text:list>
            </text:list-item>
            <text:list-item>
              <text:p text:style-name="P14">if there is a vowel before the <text:span text:style-name="T12">(</text:span><text:span text:style-name="T1">y</text:span><text:span text:style-name="T12">)</text:span> add <text:span text:style-name="T1">-s</text:span> to form the plural.</text:p>
              <text:list>
                <text:list-item>
                  <text:p text:style-name="P17">Key → keys</text:p>
                </text:list-item>
                <text:list-item>
                  <text:p text:style-name="P17">turkey → turkeys</text:p>
                </text:list-item>
                <text:list-item>
                  <text:p text:style-name="P17">day → days</text:p>
                </text:list-item>
              </text:list>
              <text:p text:style-name="P20"><text:span text:style-name="T8"/></text:p>
            </text:list-item>
            <text:list-item>
              <text:p text:style-name="P21"><text:span text:style-name="T8">If a noun ends in</text:span><text:span text:style-name="T11"> -f,</text:span><text:span text:style-name="T8"> you often change </text:span><text:span text:style-name="T11">f</text:span><text:span text:style-name="T8"> to </text:span><text:span text:style-name="T11">v</text:span><text:span text:style-name="T8">, and add </text:span><text:span text:style-name="T11">-es.</text:span></text:p>
              <text:list>
                <text:list-item>
                  <text:p text:style-name="P28"><text:span text:style-name="T8">H</text:span><text:span text:style-name="T2">alf → halves</text:span></text:p>
                </text:list-item>
                <text:list-item>
                  <text:p text:style-name="P28"><text:span text:style-name="T2">leaf → leaves</text:span></text:p>
                </text:list-item>
                <text:list-item>
                  <text:p text:style-name="P28"><text:span text:style-name="T2">wolf → wolves</text:span></text:p>
                </text:list-item>
              </text:list>
            </text:list-item>
            <text:list-item>
              <text:p text:style-name="P29"><text:soft-page-break/>Often nouns that end in -f, just need -s to form the plural.</text:p>
              <text:list>
                <text:list-item>
                  <text:p text:style-name="P34">Cliff → cliffs</text:p>
                </text:list-item>
                <text:list-item>
                  <text:p text:style-name="P34">chef → chiffs</text:p>
                  <text:p text:style-name="P34"/>
                </text:list-item>
              </text:list>
            </text:list-item>
            <text:list-item>
              <text:p text:style-name="P30">With some words that end in -fe, you change f to v, and add -s.</text:p>
              <text:list>
                <text:list-item>
                  <text:p text:style-name="P31">life → lives </text:p>
                </text:list-item>
                <text:list-item>
                  <text:p text:style-name="P31">knife → knifes </text:p>
                </text:list-item>
                <text:list-item>
                  <text:p text:style-name="P31">wife → wives</text:p>
                  <text:p text:style-name="P31"/>
                </text:list-item>
              </text:list>
            </text:list-item>
            <text:list-item>
              <text:p text:style-name="P31">If a noun ends in -o, you just add -s to form the plural.</text:p>
              <text:list>
                <text:list-item>
                  <text:p text:style-name="P32">Rhino → rhinos</text:p>
                </text:list-item>
                <text:list-item>
                  <text:p text:style-name="P32">kangaroo → kangaroos</text:p>
                </text:list-item>
                <text:list-item>
                  <text:p text:style-name="P32">video → videos</text:p>
                </text:list-item>
              </text:list>
            </text:list-item>
          </text:list>
        </text:list-item>
      </text:list>
      <text:p text:style-name="P33"/>
      <text:list xml:id="list200546276010315" text:continue-numbering="true" text:style-name="L1">
        <text:list-item>
          <text:list>
            <text:list-item>
              <text:p text:style-name="P36"><text:span text:style-name="T14">But with some nouns that end in -o, you add -es to form the plural.</text:span></text:p>
              <text:list>
                <text:list-item>
                  <text:p text:style-name="P37"><text:span text:style-name="T14">Tomato → tomatoes</text:span></text:p>
                </text:list-item>
                <text:list-item>
                  <text:p text:style-name="P37"><text:span text:style-name="T14">hero → heroes</text:span></text:p>
                  <text:p text:style-name="P37"><text:span text:style-name="T14"/></text:p>
                </text:list-item>
              </text:list>
            </text:list-item>
            <text:list-item>
              <text:p text:style-name="P37"><text:span text:style-name="T14">Some plural nouns are the same as the singular noun.</text:span></text:p>
              <text:list>
                <text:list-item>
                  <text:p text:style-name="P38"><text:span text:style-name="T14">Sheep → sheep</text:span></text:p>
                </text:list-item>
                <text:list-item>
                  <text:p text:style-name="P38"><text:span text:style-name="T14">fish → fish </text:span></text:p>
                </text:list-item>
                <text:list-item>
                  <text:p text:style-name="P38"><text:span text:style-name="T14">deer → deer</text:span></text:p>
                </text:list-item>
              </text:list>
            </text:list-item>
          </text:list>
        </text:list-item>
      </text:list>
      <text:p text:style-name="P39"><text:span text:style-name="T14"/></text:p>
      <text:list xml:id="list200545291885359" text:continue-numbering="true" text:style-name="L1">
        <text:list-item>
          <text:list>
            <text:list-item>
              <text:p text:style-name="P22"><text:span text:style-name="T15">Some nouns are always plural.</text:span></text:p>
              <text:list>
                <text:list-item>
                  <text:p text:style-name="P40"><text:span text:style-name="T15">P</text:span><text:span text:style-name="T14">ants </text:span></text:p>
                </text:list-item>
                <text:list-item>
                  <text:p text:style-name="P40"><text:span text:style-name="T14">shorts </text:span></text:p>
                </text:list-item>
                <text:list-item>
                  <text:p text:style-name="P40"><text:span text:style-name="T14">slippers </text:span></text:p>
                </text:list-item>
                <text:list-item>
                  <text:p text:style-name="P40"><text:span text:style-name="T14">socks </text:span></text:p>
                </text:list-item>
              </text:list>
            </text:list-item>
          </text:list>
        </text:list-item>
      </text:list>
      <text:p text:style-name="P41"><text:span text:style-name="T14"/></text:p>
      <text:p text:style-name="P41"><text:span text:style-name="T14"/></text:p>
      <text:p text:style-name="P41"><text:span text:style-name="T14"/></text:p>
      <text:p text:style-name="P41"><text:span text:style-name="T14"/></text:p>
      <text:p text:style-name="P41"><text:span text:style-name="T14"/></text:p>
      <text:p text:style-name="P41"><text:span text:style-name="T14"/></text:p>
      <text:p text:style-name="P41"><text:span text:style-name="T14"/></text:p>
      <text:p text:style-name="P41"><text:span text:style-name="T14"/></text:p>
      <text:p text:style-name="P41"><text:span text:style-name="T14"/></text:p>
      <text:p text:style-name="P41"><text:soft-page-break/><text:span text:style-name="T14"><text:tab/><text:tab/><text:tab/><text:tab/></text:span><text:span text:style-name="T17">Personal Pronouns</text:span></text:p>
      <text:p text:style-name="P35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Y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Y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ahoma" fo:font-family="Tahoma" style:font-family-generic="swiss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bold" officeooo:rsid="00182f1a" officeooo:paragraph-rsid="00182f1a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uhannad Hassoun 0997606295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8:11:46.671527724</meta:creation-date>
    <dc:date>2022-11-06T20:05:44.215838916</dc:date>
    <meta:editing-duration>PT50M37S</meta:editing-duration>
    <meta:editing-cycles>36</meta:editing-cycles>
    <meta:generator>LibreOffice/7.3.6.2$Linux_X86_64 LibreOffice_project/30$Build-2</meta:generator>
    <meta:document-statistic meta:table-count="0" meta:image-count="0" meta:object-count="0" meta:page-count="4" meta:paragraph-count="94" meta:word-count="464" meta:character-count="1872" meta:non-whitespace-character-count="1560"/>
  </office:meta>
</office:document-meta>
</file>